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Unicode MS1" svg:font-family="'Arial Unicode MS'"/>
    <style:font-face style:name="Cabin" svg:font-family="Cabin, 'ヒラギノ角ゴ Pro W3', 'Hiragino Kaku Gothic Pro', Meiryo"/>
    <style:font-face style:name="arial" svg:font-family="arial, sans-serif"/>
    <style:font-face style:name="AXIS Std Joyo R" svg:font-family="'AXIS Std Joyo R'" style:font-pitch="variable"/>
    <style:font-face style:name="Charcoal CY" svg:font-family="'Charcoal CY'" style:font-pitch="variable"/>
    <style:font-face style:name="Myriad Pro Light" svg:font-family="'Myriad Pro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AXIS Std Joyo R" style:font-name-asian="AXIS Std Joyo R"/>
    </style:style>
    <style:style style:name="P2" style:family="paragraph" style:parent-style-name="Standard" style:master-page-name="">
      <style:paragraph-properties fo:line-height="100%" fo:text-align="center" style:justify-single-word="false" style:page-number="auto"/>
      <style:text-properties style:font-name="Myriad Pro Light" fo:font-size="32pt" style:font-name-asian="AXIS Std Joyo R" style:font-size-asian="32pt" style:font-size-complex="32pt"/>
    </style:style>
    <style:style style:name="P3" style:family="paragraph" style:parent-style-name="Standard">
      <style:paragraph-properties fo:margin-left="2.501cm" fo:margin-right="0cm" fo:text-indent="0cm" style:auto-text-indent="false"/>
      <style:text-properties style:font-name="AXIS Std Joyo R" style:font-name-asian="AXIS Std Joyo 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JO K-ON Union Fes '12</text:p>
      <text:p text:style-name="P1"><text:span text:style-name="T1">当日スケジュール</text:span></text:p>
      <text:p text:style-name="P3">10:00<text:tab/>入り開始 ※時間前の早入りはできません。</text:p>
      <text:p text:style-name="P3"/>
      <text:p text:style-name="P3">【リハーサル　各バンド20min.】</text:p>
      <text:p text:style-name="P3"/>
      <text:p text:style-name="P3">10:20-10:40 <text:s text:c="4"/>⑨ ZAMPAN</text:p>
      <text:p text:style-name="P3">10:40-11:00 <text:s text:c="4"/>⑧ Parcodia</text:p>
      <text:p text:style-name="P3">11:00-11:20 <text:s text:c="4"/>⑦ Ikasa May</text:p>
      <text:p text:style-name="P3">11:20-11:40 <text:s text:c="4"/>⑥ニューキャシーメガネ</text:p>
      <text:p text:style-name="P3">11:40-12:00 <text:s text:c="4"/>⑤テケレテテ</text:p>
      <text:p text:style-name="P3">12:00-12:20 <text:s text:c="4"/>④デカンタ</text:p>
      <text:p text:style-name="P3">12:20-12:40 <text:s text:c="4"/>③ジャニス平島</text:p>
      <text:p text:style-name="P3">12:40-13:00 <text:s text:c="4"/>②ロな</text:p>
      <text:p text:style-name="P3">13:00-13:20 <text:s text:c="4"/>①募集中</text:p>
      <text:p text:style-name="P3"/>
      <text:p text:style-name="P3">13:45 <text:s text:c="10"/>OPEN</text:p>
      <text:p text:style-name="P3">14:15 <text:s text:c="10"/>START</text:p>
      <text:p text:style-name="P3"/>
      <text:p text:style-name="P3">【本番　各バンド35min.】</text:p>
      <text:p text:style-name="P3"/>
      <text:p text:style-name="P3">14:15-14:50 <text:s text:c="4"/>①募集中</text:p>
      <text:p text:style-name="P3">14:50-15:25 <text:s text:c="4"/>②ロな</text:p>
      <text:p text:style-name="P3">15:25-16:00 <text:s text:c="4"/>③ジャニス平島</text:p>
      <text:p text:style-name="P3"/>
      <text:p text:style-name="P3">16:00-16:15 <text:s text:c="4"/>-休憩- <text:s text:c="3"/>15min.</text:p>
      <text:p text:style-name="P3"/>
      <text:p text:style-name="P3">16:15-16:50 <text:s text:c="4"/>④デカンタ</text:p>
      <text:p text:style-name="P3">16:50-17:25 <text:s text:c="4"/>⑤テケレテテ</text:p>
      <text:p text:style-name="P3">17:25-18:00 <text:s text:c="4"/>⑥ニューキャシーメガネ</text:p>
      <text:p text:style-name="P3"/>
      <text:p text:style-name="P3">18:00-18:15 <text:s text:c="4"/>-休憩- <text:s/>15min.</text:p>
      <text:p text:style-name="P3"/>
      <text:p text:style-name="P3">18:15-18:50 <text:s text:c="4"/>⑦ Ikasa May</text:p>
      <text:p text:style-name="P3">18:50-19:25 <text:s text:c="4"/>⑧ Parcodia</text:p>
      <text:p text:style-name="P3">19:25-20:00 <text:s text:c="4"/>⑨ ZAMPAN</text:p>
      <text:p text:style-name="P3"/>
      <text:p text:style-name="P3">20:00 <text:s text:c="10"/>音出し終了</text:p>
      <text:p text:style-name="P3"/>
      <text:p text:style-name="P3">20:00-20:30 <text:s text:c="4"/>客出し・打上準備 30min.</text:p>
      <text:p text:style-name="P3"/>
      <text:p text:style-name="P3">20:30-22:30 <text:s text:c="4"/>打ち上げ　120min.</text:p>
      <text:p text:style-name="P3"/>
      <text:p text:style-name="P3">23:00 <text:s text:c="10"/>完全撤収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Unicode MS1" svg:font-family="'Arial Unicode MS'"/>
    <style:font-face style:name="Cabin" svg:font-family="Cabin, 'ヒラギノ角ゴ Pro W3', 'Hiragino Kaku Gothic Pro', Meiryo"/>
    <style:font-face style:name="arial" svg:font-family="arial, sans-serif"/>
    <style:font-face style:name="AXIS Std Joyo R" svg:font-family="'AXIS Std Joyo R'" style:font-pitch="variable"/>
    <style:font-face style:name="Charcoal CY" svg:font-family="'Charcoal CY'" style:font-pitch="variable"/>
    <style:font-face style:name="Myriad Pro Light" svg:font-family="'Myriad Pro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ヒラギノ明朝 ProN W3" style:font-size-asian="12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499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ヒラギノ角ゴ ProN W3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23T12:25:46</meta:creation-date>
    <meta:document-statistic meta:table-count="0" meta:image-count="0" meta:object-count="0" meta:page-count="1" meta:paragraph-count="31" meta:word-count="133" meta:character-count="707"/>
    <dc:date>2012-04-23T12:41:01</dc:date>
    <meta:editing-duration>PT15M15S</meta:editing-duration>
    <meta:editing-cycles>1</meta:editing-cycles>
    <meta:generator>OpenOffice.org/3.3$Unix OpenOffice.org_project/330m20$Build-9567</meta:generator>
  </office:meta>
</office:document-meta>
</file>